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f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fd4" officeooo:paragraph-rsid="000ef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effd4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hange log</text:h>
      <table:table table:name="Changelog" table:style-name="Changelog" table:template-name="Team7GrayTable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4">User</text:p>
          </table:table-cell>
          <table:table-cell table:style-name="Changelog.A1" office:value-type="string">
            <text:p text:style-name="P4">Date</text:p>
          </table:table-cell>
          <table:table-cell table:style-name="Changelog.C1" office:value-type="string">
            <text:p text:style-name="P4">Description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0-14">
            <text:p text:style-name="P5">14/10/2018</text:p>
          </table:table-cell>
          <table:table-cell table:style-name="Changelog.C2" office:value-type="string">
            <text:p text:style-name="P5">Created this document</text:p>
          </table:table-cell>
        </table:table-row>
        <table:table-row table:style-name="Changelog.1">
          <table:table-cell table:style-name="Changelog.A3" office:value-type="string">
            <text:p text:style-name="P5">Maione</text:p>
          </table:table-cell>
          <table:table-cell table:style-name="Changelog.B3" office:value-type="date" office:date-value="2018-10-18">
            <text:p text:style-name="P5">18/10/2018</text:p>
          </table:table-cell>
          <table:table-cell table:style-name="Changelog.C3" office:value-type="string">
            <text:p text:style-name="P5">Added the characters list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0-21">
            <text:p text:style-name="P5">21/10/2018</text:p>
          </table:table-cell>
          <table:table-cell table:style-name="Changelog.C4" office:value-type="string">
            <text:p text:style-name="P5">Added image to characters</text:p>
          </table:table-cell>
        </table:table-row>
        <table:table-row table:style-name="Changelog.1">
          <table:table-cell table:style-name="Changelog.A5" office:value-type="string">
            <text:p text:style-name="P5">Dettori, Iervolino, Maione</text:p>
          </table:table-cell>
          <table:table-cell table:style-name="Changelog.B3" office:value-type="date" office:date-value="2018-10-22">
            <text:p text:style-name="P5">22/10/2018</text:p>
          </table:table-cell>
          <table:table-cell table:style-name="Changelog.C5" office:value-type="string">
            <text:p text:style-name="P5">Wrote the overview story</text:p>
          </table:table-cell>
        </table:table-row>
        <table:table-row table:style-name="Changelog.6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0-23">
            <text:p text:style-name="P5">23/10/2018</text:p>
          </table:table-cell>
          <table:table-cell table:style-name="Changelog.C6" office:value-type="string">
            <text:p text:style-name="P5">Added deadlines</text:p>
          </table:table-cell>
        </table:table-row>
        <table:table-row table:style-name="Changelog.1">
          <table:table-cell table:style-name="Changelog.A7" office:value-type="string">
            <text:p text:style-name="P5">Dettori, Iervolino</text:p>
          </table:table-cell>
          <table:table-cell table:style-name="Changelog.B3" office:value-type="date" office:date-value="2018-10-24">
            <text:p text:style-name="P5">24/10/2018</text:p>
          </table:table-cell>
          <table:table-cell table:style-name="Changelog.C7" office:value-type="string">
            <text:p text:style-name="P5">Wrote the game story</text:p>
          </table:table-cell>
        </table:table-row>
        <table:table-row table:style-name="Changelog.8">
          <table:table-cell table:style-name="Changelog.A2" office:value-type="string">
            <text:p text:style-name="P5">Dettori, Iervolino</text:p>
          </table:table-cell>
          <table:table-cell table:style-name="Changelog.B2" office:value-type="date" office:date-value="2018-10-25">
            <text:p text:style-name="P5">25/10/2018</text:p>
          </table:table-cell>
          <table:table-cell table:style-name="Changelog.C8" office:value-type="string">
            <text:p text:style-name="P5">Wrote the characters biography</text:p>
          </table:table-cell>
        </table:table-row>
        <table:table-row table:style-name="Changelog.1">
          <table:table-cell table:style-name="Changelog.A9" office:value-type="string">
            <text:p text:style-name="P5">Iervolino</text:p>
          </table:table-cell>
          <table:table-cell table:style-name="Changelog.B3" office:value-type="date" office:date-value="2018-10-25">
            <text:p text:style-name="P5">25/10/2018</text:p>
          </table:table-cell>
          <table:table-cell table:style-name="Changelog.C9" office:value-type="string">
            <text:p text:style-name="P5">Story revision</text:p>
          </table:table-cell>
        </table:table-row>
        <table:table-row table:style-name="Changelog.1">
          <table:table-cell table:style-name="Changelog.A2" office:value-type="string">
            <text:p text:style-name="P5">Dettori, Iervolino</text:p>
          </table:table-cell>
          <table:table-cell table:style-name="Changelog.B2" office:value-type="date" office:date-value="2018-11-03">
            <text:p text:style-name="P5">03/11/2018</text:p>
          </table:table-cell>
          <table:table-cell table:style-name="Changelog.C10" office:value-type="string">
            <text:p text:style-name="P5">Summary of acts</text:p>
          </table:table-cell>
        </table:table-row>
        <table:table-row table:style-name="Changelog.1">
          <table:table-cell table:style-name="Changelog.A11" office:value-type="string">
            <text:p text:style-name="P5">Iervolino</text:p>
          </table:table-cell>
          <table:table-cell table:style-name="Changelog.B3" office:value-type="date" office:date-value="2018-11-04">
            <text:p text:style-name="P5">04/11/2018</text:p>
          </table:table-cell>
          <table:table-cell table:style-name="Changelog.C11" office:value-type="string">
            <text:p text:style-name="P5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5">Dettori, Iervolino, Maione</text:p>
          </table:table-cell>
          <table:table-cell table:style-name="Changelog.B2" office:value-type="date" office:date-value="2018-11-05">
            <text:p text:style-name="P5">05/11/2018</text:p>
          </table:table-cell>
          <table:table-cell table:style-name="Changelog.C12" office:value-type="string">
            <text:p text:style-name="P5">Designed and Added world maps</text:p>
          </table:table-cell>
        </table:table-row>
        <table:table-row table:style-name="Changelog.1">
          <table:table-cell table:style-name="Changelog.A13" office:value-type="string">
            <text:p text:style-name="P5">Maione</text:p>
          </table:table-cell>
          <table:table-cell table:style-name="Changelog.B3" office:value-type="date" office:date-value="2018-11-06">
            <text:p text:style-name="P5">06/11/2018</text:p>
          </table:table-cell>
          <table:table-cell table:style-name="Changelog.C13" office:value-type="string">
            <text:p text:style-name="P5">Updated diagrams and maps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1-07">
            <text:p text:style-name="P5">07/11/2018</text:p>
          </table:table-cell>
          <table:table-cell table:style-name="Changelog.C14" office:value-type="string">
            <text:p text:style-name="P5">Updated characters layout</text:p>
          </table:table-cell>
        </table:table-row>
        <table:table-row table:style-name="Changelog.1">
          <table:table-cell table:style-name="Changelog.A15" office:value-type="string">
            <text:p text:style-name="P5">Iervolino</text:p>
          </table:table-cell>
          <table:table-cell table:style-name="Changelog.B3" office:value-type="date" office:date-value="2018-11-07">
            <text:p text:style-name="P5">07/11/2018</text:p>
          </table:table-cell>
          <table:table-cell table:style-name="Changelog.C15" office:value-type="string">
            <text:p text:style-name="P5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1-07">
            <text:p text:style-name="P5">07/11/2018</text:p>
          </table:table-cell>
          <table:table-cell table:style-name="Changelog.C16" office:value-type="string">
            <text:p text:style-name="P5">World diagrams, added Ben</text:p>
          </table:table-cell>
        </table:table-row>
        <table:table-row table:style-name="Changelog.1">
          <table:table-cell table:style-name="Changelog.A17" office:value-type="string">
            <text:p text:style-name="P5">Dettori, Iervolino</text:p>
          </table:table-cell>
          <table:table-cell table:style-name="Changelog.B3" office:value-type="date" office:date-value="2018-11-08">
            <text:p text:style-name="P5">08/11/2018</text:p>
          </table:table-cell>
          <table:table-cell table:style-name="Changelog.C17" office:value-type="string">
            <text:p text:style-name="P5">Validation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1-08">
            <text:p text:style-name="P5">08/11/2018</text:p>
          </table:table-cell>
          <table:table-cell table:style-name="Changelog.C18" office:value-type="string">
            <text:p text:style-name="P5">General formatting</text:p>
          </table:table-cell>
        </table:table-row>
        <table:table-row table:style-name="Changelog.1">
          <table:table-cell table:style-name="Changelog.A19" office:value-type="string">
            <text:p text:style-name="P5">Iervolino</text:p>
          </table:table-cell>
          <table:table-cell table:style-name="Changelog.B3" office:value-type="date" office:date-value="2018-11-09">
            <text:p text:style-name="P5">09/11/2018</text:p>
          </table:table-cell>
          <table:table-cell table:style-name="Changelog.C19" office:value-type="string">
            <text:p text:style-name="P5">Howl photo and corrections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8-11-09">
            <text:p text:style-name="P5">09/11/2018</text:p>
          </table:table-cell>
          <table:table-cell table:style-name="Changelog.C20" office:value-type="string">
            <text:p text:style-name="P5">Photos of orphan child and corrections of scripts</text:p>
          </table:table-cell>
        </table:table-row>
        <table:table-row table:style-name="Changelog.1">
          <table:table-cell table:style-name="Changelog.A21" office:value-type="string">
            <text:p text:style-name="P5">Maione</text:p>
          </table:table-cell>
          <table:table-cell table:style-name="Changelog.B3" office:value-type="date" office:date-value="2018-11-16">
            <text:p text:style-name="P5">16/11/2018</text:p>
          </table:table-cell>
          <table:table-cell table:style-name="Changelog.C21" office:value-type="string">
            <text:p text:style-name="P5">Added image for setting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1-17">
            <text:p text:style-name="P5">17/11/2018</text:p>
          </table:table-cell>
          <table:table-cell table:style-name="Changelog.C22" office:value-type="string">
            <text:p text:style-name="P5">Replaced all the embedded images with the referenced one</text:p>
          </table:table-cell>
        </table:table-row>
        <table:table-row table:style-name="Changelog.1">
          <table:table-cell table:style-name="Changelog.A23" office:value-type="string">
            <text:p text:style-name="P5">Dettori</text:p>
          </table:table-cell>
          <table:table-cell table:style-name="Changelog.B3" office:value-type="date" office:date-value="2018-11-17">
            <text:p text:style-name="P5">17/11/2018</text:p>
          </table:table-cell>
          <table:table-cell table:style-name="Changelog.C23" office:value-type="string">
            <text:p text:style-name="P5">Modified story flowchart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8-11-17">
            <text:p text:style-name="P5">17/11/2018</text:p>
          </table:table-cell>
          <table:table-cell table:style-name="Changelog.C24" office:value-type="string">
            <text:p text:style-name="P5">Added Main story</text:p>
          </table:table-cell>
        </table:table-row>
        <table:table-row table:style-name="Changelog.1">
          <table:table-cell table:style-name="Changelog.A25" office:value-type="string">
            <text:p text:style-name="P5">Maione</text:p>
          </table:table-cell>
          <table:table-cell table:style-name="Changelog.B3" office:value-type="date" office:date-value="2018-11-17">
            <text:p text:style-name="P5">17/11/2018</text:p>
          </table:table-cell>
          <table:table-cell table:style-name="Changelog.C25" office:value-type="string">
            <text:p text:style-name="P5">Created Master document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1-19">
            <text:p text:style-name="P5">19/11/2018</text:p>
          </table:table-cell>
          <table:table-cell table:style-name="Changelog.C26" office:value-type="string">
            <text:p text:style-name="P5">Tropes</text:p>
          </table:table-cell>
        </table:table-row>
        <table:table-row table:style-name="Changelog.1">
          <table:table-cell table:style-name="Changelog.A27" office:value-type="string">
            <text:p text:style-name="P5">Dettori, Iervolino</text:p>
          </table:table-cell>
          <table:table-cell table:style-name="Changelog.B3" office:value-type="date" office:date-value="2018-11-19">
            <text:p text:style-name="P5">19/11/2018</text:p>
          </table:table-cell>
          <table:table-cell table:style-name="Changelog.C27" office:value-type="string">
            <text:p text:style-name="P5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8-11-19">
            <text:p text:style-name="P5">19/11/2018</text:p>
          </table:table-cell>
          <table:table-cell table:style-name="Changelog.C28" office:value-type="string">
            <text:p text:style-name="P5">Revision</text:p>
          </table:table-cell>
        </table:table-row>
        <table:table-row table:style-name="Changelog.1">
          <table:table-cell table:style-name="Changelog.A29" office:value-type="string">
            <text:p text:style-name="P5">Iervolino</text:p>
          </table:table-cell>
          <table:table-cell table:style-name="Changelog.B3" office:value-type="date" office:date-value="2018-11-19">
            <text:p text:style-name="P5">19/11/2018</text:p>
          </table:table-cell>
          <table:table-cell table:style-name="Changelog.C29" office:value-type="string">
            <text:p text:style-name="P5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5">Dettori, Iervolino</text:p>
          </table:table-cell>
          <table:table-cell table:style-name="Changelog.B2" office:value-type="date" office:date-value="2018-11-21">
            <text:p text:style-name="P5">21/11/2018</text:p>
          </table:table-cell>
          <table:table-cell table:style-name="Changelog.C30" office:value-type="string">
            <text:p text:style-name="P5">Work on the Goal outlines, story flowchart and think about what happens in the level.</text:p>
          </table:table-cell>
        </table:table-row>
        <table:table-row table:style-name="Changelog.1">
          <table:table-cell table:style-name="Changelog.A31" office:value-type="string">
            <text:p text:style-name="P5">Maione</text:p>
          </table:table-cell>
          <table:table-cell table:style-name="Changelog.B3" office:value-type="date" office:date-value="2018-11-22">
            <text:p text:style-name="P5">22/11/2018</text:p>
          </table:table-cell>
          <table:table-cell table:style-name="Changelog.C31" office:value-type="string">
            <text:p text:style-name="P5">Added Sophie’s circumplex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1-22">
            <text:p text:style-name="P5">22/11/2018</text:p>
          </table:table-cell>
          <table:table-cell table:style-name="Changelog.C32" office:value-type="string">
            <text:p text:style-name="P5">Added reference images of enemies and his sketches </text:p>
          </table:table-cell>
        </table:table-row>
        <table:table-row table:style-name="Changelog.1">
          <table:table-cell table:style-name="Changelog.A33" office:value-type="string">
            <text:p text:style-name="P5">Maione</text:p>
          </table:table-cell>
          <table:table-cell table:style-name="Changelog.B3" office:value-type="date" office:date-value="2018-11-25">
            <text:p text:style-name="P5">25/11/2018</text:p>
          </table:table-cell>
          <table:table-cell table:style-name="Changelog.C33" office:value-type="string">
            <text:p text:style-name="P5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8-11-26">
            <text:p text:style-name="P5">26/11/2018</text:p>
          </table:table-cell>
          <table:table-cell table:style-name="Changelog.C34" office:value-type="string">
            <text:p text:style-name="P5">Wrote the whole script of level 6</text:p>
          </table:table-cell>
        </table:table-row>
        <table:table-row table:style-name="Changelog.1">
          <table:table-cell table:style-name="Changelog.A35" office:value-type="string">
            <text:p text:style-name="P5">Iervolino</text:p>
          </table:table-cell>
          <table:table-cell table:style-name="Changelog.B3" office:value-type="date" office:date-value="2018-11-26">
            <text:p text:style-name="P5">26/11/2018</text:p>
          </table:table-cell>
          <table:table-cell table:style-name="Changelog.C35" office:value-type="string">
            <text:p text:style-name="P5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1-27">
            <text:p text:style-name="P5">27/11/2018</text:p>
          </table:table-cell>
          <table:table-cell table:style-name="Changelog.C36" office:value-type="string">
            <text:p text:style-name="P5">General formatting</text:p>
          </table:table-cell>
        </table:table-row>
        <table:table-row table:style-name="Changelog.1">
          <table:table-cell table:style-name="Changelog.A37" office:value-type="string">
            <text:p text:style-name="P5">Dettori, Iervolino, Maione</text:p>
          </table:table-cell>
          <table:table-cell table:style-name="Changelog.B3" office:value-type="date" office:date-value="2018-11-27">
            <text:p text:style-name="P5">27/11/2018</text:p>
          </table:table-cell>
          <table:table-cell table:style-name="Changelog.C37" office:value-type="string">
            <text:p text:style-name="P5">Revision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2-06">
            <text:p text:style-name="P5">06/12/2018</text:p>
          </table:table-cell>
          <table:table-cell table:style-name="Changelog.C38" office:value-type="string">
            <text:p text:style-name="P5">Completed the map of the city</text:p>
          </table:table-cell>
        </table:table-row>
        <table:table-row table:style-name="Changelog.1">
          <table:table-cell table:style-name="Changelog.A39" office:value-type="string">
            <text:p text:style-name="P5">Iervolino</text:p>
          </table:table-cell>
          <table:table-cell table:style-name="Changelog.B3" office:value-type="date" office:date-value="2018-12-07">
            <text:p text:style-name="P5">07/12/2018</text:p>
          </table:table-cell>
          <table:table-cell table:style-name="Changelog.C39" office:value-type="string">
            <text:p text:style-name="P5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2-09">
            <text:p text:style-name="P5">09/12/2018</text:p>
          </table:table-cell>
          <table:table-cell table:style-name="Changelog.C40" office:value-type="string">
            <text:p text:style-name="P5">Digitization of maps</text:p>
          </table:table-cell>
        </table:table-row>
        <table:table-row table:style-name="Changelog.1">
          <table:table-cell table:style-name="Changelog.A41" office:value-type="string">
            <text:p text:style-name="P5">Dettori, Iervolino</text:p>
          </table:table-cell>
          <table:table-cell table:style-name="Changelog.B3" office:value-type="date" office:date-value="2018-12-10">
            <text:p text:style-name="P5">10/12/2018</text:p>
          </table:table-cell>
          <table:table-cell table:style-name="Changelog.C41" office:value-type="string">
            <text:p text:style-name="P5">Corrections and extensions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2-11">
            <text:p text:style-name="P5">11/12/2018</text:p>
          </table:table-cell>
          <table:table-cell table:style-name="Changelog.C42" office:value-type="string">
            <text:p text:style-name="P5">General formatting</text:p>
          </table:table-cell>
        </table:table-row>
        <table:table-row table:style-name="Changelog.1">
          <table:table-cell table:style-name="Changelog.A43" office:value-type="string">
            <text:p text:style-name="P5">Dettori</text:p>
          </table:table-cell>
          <table:table-cell table:style-name="Changelog.B3" office:value-type="date" office:date-value="2018-12-11">
            <text:p text:style-name="P5">11/12/2018</text:p>
          </table:table-cell>
          <table:table-cell table:style-name="Changelog.C43" office:value-type="string">
            <text:p text:style-name="P5"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8-12-11">
            <text:p text:style-name="P5">11/12/2018</text:p>
          </table:table-cell>
          <table:table-cell table:style-name="Changelog.C44" office:value-type="string">
            <text:p text:style-name="P5">Added hand-drawn maps (sewers tower castle) and descriptions, some revisions to scripts</text:p>
          </table:table-cell>
        </table:table-row>
        <table:table-row table:style-name="Changelog.1">
          <table:table-cell table:style-name="Changelog.A45" office:value-type="string">
            <text:p text:style-name="P5">Iervolino</text:p>
          </table:table-cell>
          <table:table-cell table:style-name="Changelog.B3" office:value-type="date" office:date-value="2018-12-13">
            <text:p text:style-name="P5">13/12/2018</text:p>
          </table:table-cell>
          <table:table-cell table:style-name="Changelog.C45" office:value-type="string">
            <text:p text:style-name="P5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2-14">
            <text:p text:style-name="P5">14/12/2018</text:p>
          </table:table-cell>
          <table:table-cell table:style-name="Changelog.C46" office:value-type="string">
            <text:p text:style-name="P5">Digitization of maps</text:p>
          </table:table-cell>
        </table:table-row>
        <table:table-row table:style-name="Changelog.1">
          <table:table-cell table:style-name="Changelog.A47" office:value-type="string">
            <text:p text:style-name="P5">Dettori</text:p>
          </table:table-cell>
          <table:table-cell table:style-name="Changelog.B3" office:value-type="date" office:date-value="2018-12-15">
            <text:p text:style-name="P5">15/12/2018</text:p>
          </table:table-cell>
          <table:table-cell table:style-name="Changelog.C47" office:value-type="string">
            <text:p text:style-name="P5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2-16">
            <text:p text:style-name="P5">16/12/2018</text:p>
          </table:table-cell>
          <table:table-cell table:style-name="Changelog.C48" office:value-type="string">
            <text:p text:style-name="P5">Digitization of maps</text:p>
          </table:table-cell>
        </table:table-row>
        <table:table-row table:style-name="Changelog.1">
          <table:table-cell table:style-name="Changelog.A49" office:value-type="string">
            <text:p text:style-name="P5">Maione</text:p>
          </table:table-cell>
          <table:table-cell table:style-name="Changelog.B3" office:value-type="date" office:date-value="2018-12-17">
            <text:p text:style-name="P5">17/12/2018</text:p>
          </table:table-cell>
          <table:table-cell table:style-name="Changelog.C49" office:value-type="string">
            <text:p text:style-name="P5">Added concept chapter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2-22">
            <text:p text:style-name="P5">22/12/2018</text:p>
          </table:table-cell>
          <table:table-cell table:style-name="Changelog.C50" office:value-type="string">
            <text:p text:style-name="P5">Added the whole design of Alchemist’s guild and the whole design of the Alchemist’s puzzle</text:p>
          </table:table-cell>
        </table:table-row>
        <table:table-row table:style-name="Changelog.1">
          <table:table-cell table:style-name="Changelog.A51" office:value-type="string">
            <text:p text:style-name="P5">Dettori</text:p>
          </table:table-cell>
          <table:table-cell table:style-name="Changelog.B3" office:value-type="date" office:date-value="2018-12-26">
            <text:p text:style-name="P5">26/12/2018</text:p>
          </table:table-cell>
          <table:table-cell table:style-name="Changelog.C51" office:value-type="string">
            <text:p text:style-name="P5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2-27">
            <text:p text:style-name="P5">27/12/2018</text:p>
          </table:table-cell>
          <table:table-cell table:style-name="Changelog.C52" office:value-type="string">
            <text:p text:style-name="P5">Added the mechanics of rewards for exploration</text:p>
          </table:table-cell>
        </table:table-row>
        <table:table-row table:style-name="Changelog.1">
          <table:table-cell table:style-name="Changelog.A53" office:value-type="string">
            <text:p text:style-name="P5">Maione</text:p>
          </table:table-cell>
          <table:table-cell table:style-name="Changelog.B3" office:value-type="date" office:date-value="2018-12-28">
            <text:p text:style-name="P5">28/12/2018</text:p>
          </table:table-cell>
          <table:table-cell table:style-name="Changelog.C53" office:value-type="string">
            <text:p text:style-name="P5">Puzzle ampoules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2-30">
            <text:p text:style-name="P5">30/12/2018</text:p>
          </table:table-cell>
          <table:table-cell table:style-name="Changelog.C54" office:value-type="string">
            <text:p text:style-name="P5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55" office:value-type="string">
            <text:p text:style-name="P5">Dettori</text:p>
          </table:table-cell>
          <table:table-cell table:style-name="Changelog.B3" office:value-type="date" office:date-value="2019-01-01">
            <text:p text:style-name="P5">01/01/2019</text:p>
          </table:table-cell>
          <table:table-cell table:style-name="Changelog.C55" office:value-type="string">
            <text:p text:style-name="P5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9-01-04">
            <text:p text:style-name="P5">04/01/2019</text:p>
          </table:table-cell>
          <table:table-cell table:style-name="Changelog.C56" office:value-type="string">
            <text:p text:style-name="P5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57" office:value-type="string">
            <text:p text:style-name="P5">Maione</text:p>
          </table:table-cell>
          <table:table-cell table:style-name="Changelog.B3" office:value-type="date" office:date-value="2019-01-05">
            <text:p text:style-name="P5">05/01/2019</text:p>
          </table:table-cell>
          <table:table-cell table:style-name="Changelog.C57" office:value-type="string">
            <text:p text:style-name="P5">Correction on maps</text:p>
          </table:table-cell>
        </table:table-row>
        <table:table-row table:style-name="Changelog.1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9-01-06">
            <text:p text:style-name="P5">06/01/2019</text:p>
          </table:table-cell>
          <table:table-cell table:style-name="Changelog.C58" office:value-type="string">
            <text:p text:style-name="P5">Audio design</text:p>
          </table:table-cell>
        </table:table-row>
        <table:table-row table:style-name="Changelog.1">
          <table:table-cell table:style-name="Changelog.A59" office:value-type="string">
            <text:p text:style-name="P5">Dettori</text:p>
          </table:table-cell>
          <table:table-cell table:style-name="Changelog.B59" office:value-type="string">
            <text:p text:style-name="P5">08/01/2019</text:p>
          </table:table-cell>
          <table:table-cell table:style-name="Changelog.C59" office:value-type="string">
            <text:p text:style-name="P5"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9-01-09">
            <text:p text:style-name="P5">09/01/2019</text:p>
          </table:table-cell>
          <table:table-cell table:style-name="Changelog.C60" office:value-type="string">
            <text:p text:style-name="P5">Fights calibration and level statistics</text:p>
          </table:table-cell>
        </table:table-row>
        <table:table-row table:style-name="Changelog.1">
          <table:table-cell table:style-name="Changelog.A61" office:value-type="string">
            <text:p text:style-name="P5">Maione</text:p>
          </table:table-cell>
          <table:table-cell table:style-name="Changelog.B61" office:value-type="string">
            <text:p text:style-name="P5">09/01/2019</text:p>
          </table:table-cell>
          <table:table-cell table:style-name="Changelog.C61" office:value-type="string">
            <text:p text:style-name="P5">General formatting and review</text:p>
          </table:table-cell>
        </table:table-row>
        <table:table-row table:style-name="Changelog.1">
          <table:table-cell table:style-name="Changelog.A2" office:value-type="string">
            <text:p text:style-name="P5">Dettori, Iervolino</text:p>
          </table:table-cell>
          <table:table-cell table:style-name="Changelog.A2" office:value-type="string">
            <text:p text:style-name="P5">10/01/2019</text:p>
          </table:table-cell>
          <table:table-cell table:style-name="Changelog.C62" office:value-type="string">
            <text:p text:style-name="P5">Designed the whole sewers’ puzzle</text:p>
          </table:table-cell>
        </table:table-row>
        <table:table-row table:style-name="Changelog.1">
          <table:table-cell table:style-name="Changelog.A63" office:value-type="string">
            <text:p text:style-name="P5">Iervolino</text:p>
          </table:table-cell>
          <table:table-cell table:style-name="Changelog.B63" office:value-type="string">
            <text:p text:style-name="P5">10/01/2019</text:p>
          </table:table-cell>
          <table:table-cell table:style-name="Changelog.C63" office:value-type="string">
            <text:p text:style-name="P6">Ancient puzzles, <text:span text:style-name="T1">s</text:span>kill and reward calibration with statistics, <text:span text:style-name="T1">f</text:span>ull revision, adaptations to changes</text:p>
          </table:table-cell>
        </table:table-row>
        <table:table-row table:style-name="Changelog.1">
          <table:table-cell table:style-name="Changelog.A2" office:value-type="string">
            <text:p text:style-name="P6">Dettori, Iervolino, Maione</text:p>
          </table:table-cell>
          <table:table-cell table:style-name="Changelog.A2" office:value-type="string">
            <text:p text:style-name="P7">24/01/2019</text:p>
          </table:table-cell>
          <table:table-cell table:style-name="Changelog.C64" office:value-type="string">
            <text:p text:style-name="P5">Correction, revision and general formatting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2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8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9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0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Table.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2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5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6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7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8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9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0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2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5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6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Table" table:first-row-end-column="row" table:first-row-start-column="row" table:last-row-end-column="row" table:last-row-start-column="row">
      <table:first-row table:style-name="Team7GrayTable.1"/>
      <table:last-row table:style-name="Team7GrayTable.2"/>
      <table:first-column table:style-name="Team7GrayTable.3"/>
      <table:last-column table:style-name="Team7GrayTable.4"/>
      <table:body table:style-name="Team7GrayTable.9"/>
      <table:even-rows table:style-name="Team7GrayTable.5"/>
      <table:odd-rows table:style-name="Team7GrayTable.6"/>
      <table:even-columns table:style-name="Team7GrayTable.7"/>
      <table:odd-columns table:style-name="Team7GrayTable.8"/>
      <table:background table:style-name="Team7GrayTable.10"/>
      <loext:first-row-even-column table:style-name="Team7GrayTable.15"/>
      <loext:last-row-even-column table:style-name="Team7GrayTable.16"/>
      <loext:first-row-end-column table:style-name="Team7GrayTable.12"/>
      <loext:first-row-start-column table:style-name="Team7GrayTable.11"/>
      <loext:last-row-end-column table:style-name="Team7GrayTable.14"/>
      <loext:last-row-start-column table:style-name="Team7GrayTable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24T12:45:13.565000000</dc:date>
    <meta:editing-duration>PT1H24M54S</meta:editing-duration>
    <meta:editing-cycles>67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95" meta:word-count="541" meta:character-count="3781" meta:non-whitespace-character-count="3434"/>
    <meta:template xlink:type="simple" xlink:actuate="onRequest" xlink:title="" xlink:href="../MasterGameDesignDocument.odm" meta:date="2018-12-28T17:30:08.550000000"/>
  </office:meta>
</office:document-meta>
</file>